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1" svg:font-family="'Liberation Sans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1aaa39" officeooo:paragraph-rsid="001aaa39"/>
    </style:style>
    <style:style style:name="P2" style:family="paragraph" style:parent-style-name="Frame_20_contents">
      <style:text-properties fo:font-size="8pt" officeooo:rsid="001aaa39" officeooo:paragraph-rsid="001aaa39" style:font-size-asian="8pt" style:font-size-complex="8pt"/>
    </style:style>
    <style:style style:name="P3" style:family="paragraph" style:parent-style-name="Frame_20_contents">
      <style:text-properties fo:font-size="9pt" officeooo:rsid="001aaa39" officeooo:paragraph-rsid="001aaa39" style:font-size-asian="9pt" style:font-size-complex="9pt"/>
    </style:style>
    <style:style style:name="P4" style:family="paragraph" style:parent-style-name="Frame_20_contents">
      <style:text-properties officeooo:paragraph-rsid="001aaa39"/>
    </style:style>
    <style:style style:name="P5" style:family="paragraph" style:parent-style-name="Frame_20_contents">
      <style:text-properties officeooo:paragraph-rsid="001ab586"/>
    </style:style>
    <style:style style:name="P6" style:family="paragraph" style:parent-style-name="Frame_20_contents">
      <style:text-properties officeooo:rsid="001f5d0c" officeooo:paragraph-rsid="001f5d0c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aaa39"/>
    </style:style>
    <style:style style:name="T2" style:family="text">
      <style:text-properties style:font-name="Times New Roman" fo:font-size="12pt" officeooo:rsid="001aaa39" style:font-size-asian="12pt"/>
    </style:style>
    <style:style style:name="T3" style:family="text">
      <style:text-properties officeooo:rsid="001ab586"/>
    </style:style>
    <style:style style:name="T4" style:family="text">
      <style:text-properties fo:font-size="9pt" officeooo:rsid="001aaa39" style:font-size-asian="9pt" style:font-size-complex="9pt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4.8917in" fo:min-width="7.2799in" fo:padding-top="0.05in" fo:padding-bottom="0.05in" fo:padding-left="0.1in" fo:padding-right="0.1in" fo:wrap-option="wrap" fo:margin-left="0.1252in" fo:margin-right="0.1402in" fo:margin-top="0.05in" fo:margin-bottom="0.0661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661in" fo:min-width="7.2799in" fo:padding-top="0.05in" fo:padding-bottom="0.05in" fo:padding-left="0.1in" fo:padding-right="0.1in" fo:wrap-option="wrap" fo:margin-left="0.1252in" fo:margin-right="0.1402in" fo:margin-top="0.05in" fo:margin-bottom="0.0756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3.8008in" fo:min-width="7.2799in" fo:padding-top="0.05in" fo:padding-bottom="0.05in" fo:padding-left="0.1in" fo:padding-right="0.1in" fo:wrap-option="wrap" fo:margin-left="0.1252in" fo:margin-right="0.1402in" fo:margin-top="0.05in" fo:margin-bottom="0.061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8339in" fo:min-width="7.2799in" fo:padding-top="0.05in" fo:padding-bottom="0.05in" fo:padding-left="0.1in" fo:padding-right="0.1in" fo:wrap-option="wrap" fo:margin-left="0.1252in" fo:margin-right="0.1402in" fo:margin-top="0.05in" fo:margin-bottom="0.070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5008in" fo:min-width="7.2799in" fo:padding-top="0.05in" fo:padding-bottom="0.05in" fo:padding-left="0.1in" fo:padding-right="0.1in" fo:wrap-option="wrap" fo:margin-left="0.1252in" fo:margin-right="0.1402in" fo:margin-top="0.05in" fo:margin-bottom="0.0701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<text:tab/><text:span text:style-name="T2">Jina (Jamie) Jamison</text:span></text:p>
      <text:p text:style-name="Standard">Date:<text:tab/><text:span text:style-name="T2">Oct 8, 2021 (due: Oct 9, 2021)</text:span></text:p>
      <text:p text:style-name="Standard">Assignment Title: <text:tab/>Individual Programming <text:span text:style-name="T1">1 Part 2</text:span></text:p>
      <text:p text:style-name="Standard"/>
      <text:p text:style-name="Standard"><draw:custom-shape text:anchor-type="paragraph" draw:z-index="0" draw:name="Text Box 2" draw:style-name="gr5" draw:text-style-name="P7" svg:width="7.4795in" svg:height="1.6004in" svg:x="-0.1201in" svg:y="0.2445in"><text:p text:style-name="P1">Write a program that does the following, in order: 1) prompt the user for a general category of things; 2) prompt the user for five things to put in the list; 3) ask the user to enter a number between 1 and 5; 4) based on the numeric input (n) print out the n-th item in the sorted list; 5) print the sorted list; 6) prompt the user for a character; 7) print a list of booleans reflecting whether the user-entered character is in each element of the list.</text:p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ummary of how the program should run:</text:p>
      <text:p text:style-name="Standard"/>
      <text:p text:style-name="Standard">List of changes made to the original assignment:</text:p>
      <text:p text:style-name="Standard"><draw:custom-shape text:anchor-type="paragraph" draw:z-index="1" draw:name="Text Box 2" draw:style-name="gr4" draw:text-style-name="P7" svg:width="7.4795in" svg:height="0.9335in" svg:x="-0.1201in" svg:y="-0.0445in"><text:p text:style-name="P1">1) check to see if at #3 the user enters a numeric character</text:p><text:p text:style-name="P5"><text:span text:style-name="T3">2) this is really un-original but it would be good to have the user pick the size of the lis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" draw:name="Text Box 2" draw:style-name="gr3" draw:text-style-name="P7" svg:width="7.4795in" svg:height="3.9004in" svg:x="-0.1201in" svg:y="0.2945in"><text:p text:style-name="P1"># Example of the original:</text:p><text:p text:style-name="P2">Let's create a list of 5 things. Think of a general category.</text:p><text:p text:style-name="P2">What category of things should we store? (One word or name with no spaces): dye-plants</text:p><text:p text:style-name="P2">dye-plants 1: woad</text:p><text:p text:style-name="P2">dye-plants 2: indigo</text:p><text:p text:style-name="P2">dye-plants 3: madder</text:p><text:p text:style-name="P2">dye-plants 4: oxalis</text:p><text:p text:style-name="P2">dye-plants 5: logwood</text:p><text:p text:style-name="P2">Pick a number between 1 and 5: 2</text:p><text:p text:style-name="P2">You picked woad!</text:p><text:p text:style-name="P2">The sorted list is: ['indigo', 'logwood', 'madder', 'oxalis', 'woad']</text:p><text:p text:style-name="P3">Pick a single character: &amp;&amp;</text:p><text:p text:style-name="P4"><text:span text:style-name="T4">[False, False, False, False, False]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xamples of the program (please also upload any attachments necessary):</text:p>
      <text:p text:style-name="Standard"><text:soft-page-break/></text:p>
      <text:p text:style-name="Standard"><draw:custom-shape text:anchor-type="paragraph" draw:z-index="3" draw:name="Text Box 3" draw:style-name="gr2" draw:text-style-name="P7" svg:width="7.4795in" svg:height="1.7606in" svg:x="-0.1201in" svg:y="0.3161in"><text:p text:style-name="P4"><text:span text:style-name="T1">If at #3 the user enters anything other than a numeric character the program crashes</text:span></text:p><text:p text:style-name="P6">If the user enters an alpha numeric when asked for the size of the list, the program crashes (should add a test for this.)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rrors that will crash the program or cause illogical problems:</text:p>
      <text:p text:style-name="Standard"/>
      <text:p text:style-name="Standard"><draw:custom-shape text:anchor-type="paragraph" draw:z-index="4" draw:name="Text Box 4" draw:style-name="gr1" draw:text-style-name="P7" svg:width="7.4795in" svg:height="4.9913in" svg:x="-0.1201in" svg:y="0.2728in"><text:p text:style-name="Frame_20_contents">Let's create a list of 5 things. Think of a general category.</text:p><text:p text:style-name="Frame_20_contents">What category of things should we store? (One word or name with no spaces): Animals</text:p><text:p text:style-name="Frame_20_contents">Animals 1: cat</text:p><text:p text:style-name="Frame_20_contents">Animals 2: dog</text:p><text:p text:style-name="Frame_20_contents">Animals 3: bird</text:p><text:p text:style-name="Frame_20_contents">Animals 4: snake</text:p><text:p text:style-name="Frame_20_contents">Animals 5: hamster</text:p><text:p text:style-name="Frame_20_contents"/><text:p text:style-name="Frame_20_contents">Pick a number between 1 and 5: 3</text:p><text:p text:style-name="Frame_20_contents">You picked dog!</text:p><text:p text:style-name="Frame_20_contents"/><text:p text:style-name="Frame_20_contents">The sorted list is: ['bird', 'cat', 'dog', 'hamster', 'snake']</text:p><text:p text:style-name="Frame_20_contents"/><text:p text:style-name="Frame_20_contents">Pick a single character: %</text:p><text:p text:style-name="Frame_20_contents">[False, False, False, False, False]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ditional examples or o<text:bookmark text:name="_GoBack"/>ther comments/notes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1" svg:font-family="'Liberation Sans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swis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ianca Kung</meta:initial-creator>
    <dc:creator>Jamie Jamison</dc:creator>
    <meta:editing-cycles>10</meta:editing-cycles>
    <meta:creation-date>2020-03-27T19:05:00</meta:creation-date>
    <dc:date>2021-10-09T13:05:13.119000000</dc:date>
    <meta:editing-duration>PT6H19M35S</meta:editing-duration>
    <meta:generator>LibreOffice/7.1.5.2$Windows_X86_64 LibreOffice_project/85f04e9f809797b8199d13c421bd8a2b025d52b5</meta:generator>
    <meta:document-statistic meta:table-count="0" meta:image-count="0" meta:object-count="0" meta:page-count="2" meta:paragraph-count="38" meta:word-count="369" meta:character-count="2032" meta:non-whitespace-character-count="1700"/>
    <meta:user-defined meta:name="AppVersion">16.0000</meta:user-defined>
    <meta:template xlink:type="simple" xlink:actuate="onRequest" xlink:title="Normal" xlink:href=""/>
  </office:meta>
</office:document-meta>
</file>